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1">
      <style:text-properties officeooo:rsid="0010af01" officeooo:paragraph-rsid="0010af01"/>
    </style:style>
    <style:style style:name="P4" style:family="paragraph" style:parent-style-name="Text_20_body" style:list-style-name="L1">
      <style:text-properties officeooo:rsid="0013e8df" officeooo:paragraph-rsid="0013e8df"/>
    </style:style>
    <style:style style:name="P5" style:family="paragraph" style:parent-style-name="Text_20_body" style:list-style-name="L2">
      <style:text-properties officeooo:rsid="0017c2ac" officeooo:paragraph-rsid="0017c2ac"/>
    </style:style>
    <style:style style:name="T1" style:family="text">
      <style:text-properties officeooo:rsid="000b3775"/>
    </style:style>
    <style:style style:name="T2" style:family="text">
      <style:text-properties officeooo:rsid="0012c601"/>
    </style:style>
    <style:style style:name="T3" style:family="text">
      <style:text-properties officeooo:rsid="0019ec95"/>
    </style:style>
    <style:style style:name="T4" style:family="text">
      <style:text-properties officeooo:rsid="001b703a"/>
    </style:style>
    <style:style style:name="T5" style:family="text">
      <style:text-properties officeooo:rsid="001c764c"/>
    </style:style>
    <style:style style:name="T6" style:family="text">
      <style:text-properties officeooo:rsid="001e513e"/>
    </style:style>
    <style:style style:name="T7" style:family="text">
      <style:text-properties officeooo:rsid="001edb33"/>
    </style:style>
    <style:style style:name="T8" style:family="text">
      <style:text-properties officeooo:rsid="00351268"/>
    </style:style>
    <style:style style:name="T9" style:family="text">
      <style:text-properties officeooo:rsid="0036746d"/>
    </style:style>
    <style:style style:name="T10" style:family="text">
      <style:text-properties officeooo:rsid="00384743"/>
    </style:style>
    <style:style style:name="T11" style:family="text">
      <style:text-properties officeooo:rsid="0040b84f"/>
    </style:style>
    <style:style style:name="T12" style:family="text">
      <style:text-properties officeooo:rsid="0041bed3"/>
    </style:style>
    <style:style style:name="T13" style:family="text">
      <style:text-properties officeooo:rsid="004a66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 Peter 4:1-11</text:h>
      <text:h text:style-name="Heading_20_2" text:outline-level="2"><text:bookmark text:name="en-GNT-33469"/>Changed Lives <text:span text:style-name="T1">(1-6)</text:span></text:h>
      <text:list xml:id="list1719926110" text:style-name="L1">
        <text:list-item>
          <text:p text:style-name="P1">Since Christ suffered physically, you too must strengthen yourselves with the same way of thinking that he had; because whoever suffers physically is no longer involved with sin. From now on, then, you must live the rest of your earthly lives controlled by God's will and not by human desires. You have spent enough time in the past doing what the heathen like to do. Your lives were spent in indecency, lust, drunkenness, orgies, drinking parties, and the disgusting worship of idols. And now the heathen are surprised when you do not join them in the same wild and reckless living, and so they insult you. But they will have to give an account of themselves to God, who is ready to judge the living and the dead. That is why the Good News was preached also to the dead, to those who had been judged in their physical existence as everyone is judged; it was preached to them so that in their spiritual existence they may live as God lives.</text:p>
        </text:list-item>
        <text:list-item>
          <text:p text:style-name="P3">We must strengthen ourselves in the same way of thinking as Christ who suffered physically, anyone who suffers physically is nolonger involved in sin. <text:span text:style-name="T2">Their lives </text:span><text:span text:style-name="T8">are</text:span><text:span text:style-name="T2"> now controlled by God and not human desires. The old ways are put to death and those left behind might insult </text:span><text:span text:style-name="T9">them</text:span><text:span text:style-name="T2"> for changin</text:span><text:span text:style-name="T10">g</text:span><text:span text:style-name="T2">.</text:span></text:p>
        </text:list-item>
        <text:list-item>
          <text:p text:style-name="P4">The good news is preached to both the living and the dead, this is so that both may live as God lives.</text:p>
        </text:list-item>
      </text:list>
      <text:h text:style-name="Heading_20_2" text:outline-level="2">Good Managers of God's Gifts <text:span text:style-name="T1">(7-11)</text:span></text:h>
      <text:list xml:id="list3821171751" text:style-name="L2">
        <text:list-item>
          <text:p text:style-name="P2">The end of all things is near. You must be self-controlled and alert, to be able to pray. Above everything, love one another earnestly, because love covers over many sins. Open your homes to each other without complaining. <text:bookmark text:name="en-GNT-33478"/>Each one, as a good manager of God's different gifts, must use for the good of others the special gift he has received from God. <text:bookmark text:name="en-GNT-33479"/>Those who preach must preach God's messages; those who serve must serve with the strength that God gives them, so that in all things praise may be given to God through Jesus Christ, to whom belong glory and power forever and ever. Amen.</text:p>
        </text:list-item>
        <text:list-item>
          <text:p text:style-name="P5"><text:span text:style-name="T12">We see a </text:span>reminder of the end which is near, hence we should be self-controlled, alert and prayerful. <text:span text:style-name="T3">We’re also encouraged to </text:span><text:span text:style-name="T4">love </text:span><text:span text:style-name="T3">one another earnestl</text:span><text:span text:style-name="T4">y as</text:span><text:span text:style-name="T3"> love covers many sins; </text:span><text:span text:style-name="T4">we should show hospitality without complaining; and use our God given gifts </text:span><text:span text:style-name="T5">for the good of others </text:span><text:span text:style-name="T6">and </text:span><text:span text:style-name="T13">also</text:span><text:span text:style-name="T6"> praise would be given to God through Jesus Christ </text:span><text:span text:style-name="T7">to whom belong glory and power forever and ever.</text:span></text:p>
        </text:list-item>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ZW"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5-03T07:26:20.762474237</meta:creation-date>
    <dc:date>2022-05-03T08:19:19.728612440</dc:date>
    <meta:editing-duration>PT42M37S</meta:editing-duration>
    <meta:editing-cycles>22</meta:editing-cycles>
    <meta:generator>LibreOffice/6.4.7.2$Linux_X86_64 LibreOffice_project/40$Build-2</meta:generator>
    <meta:document-statistic meta:table-count="0" meta:image-count="0" meta:object-count="0" meta:page-count="1" meta:paragraph-count="8" meta:word-count="435" meta:character-count="2383" meta:non-whitespace-character-count="1961"/>
  </office:meta>
</office:document-meta>
</file>